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ome da variável original">
            <text:p>Nome da variável original</text:p>
          </table:table-cell>
          <table:table-cell table:style-name="pd1" office:value-type="string" office:value="Descrição original">
            <text:p>Descrição original</text:p>
          </table:table-cell>
          <table:table-cell table:style-name="pd1" office:value-type="string" office:value="Categorias">
            <text:p>Categorias</text:p>
          </table:table-cell>
          <table:table-cell table:style-name="pd1" office:value-type="string" office:value="Padronização">
            <text:p>Padronização</text:p>
          </table:table-cell>
          <table:table-cell table:style-name="pd1" office:value-type="string" office:value="Tipo">
            <text:p>Tipo</text:p>
          </table:table-cell>
          <table:table-cell table:style-name="pd1" office:value-type="string" office:value="Transformação">
            <text:p>Transformação</text:p>
          </table:table-cell>
          <table:table-cell table:style-name="pd1" office:value-type="string" office:value="Nome da variável padronizada">
            <text:p>Nome da variável padronizada</text:p>
          </table:table-cell>
          <table:table-cell table:style-name="pd1" office:value-type="string" office:value="Características">
            <text:p>Características</text:p>
          </table:table-cell>
          <table:table-cell table:style-name="pd1" office:value-type="string" office:value="Permanência">
            <text:p>Permanência</text:p>
          </table:table-cell>
          <table:table-cell table:style-name="pd1" office:value-type="string" office:value="Anos Presente">
            <text:p>Anos Presente</text:p>
          </table:table-cell>
        </table:table-row>
        <table:table-row>
          <table:table-cell office:value-type="string" office:value="NUMERODN">
            <text:p>NUMERODN</text:p>
          </table:table-cell>
          <table:table-cell office:value-type="string" office:value="Nuúmero da DN">
            <text:p>Nuúmero da D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INST">
            <text:p>CODINST</text:p>
          </table:table-cell>
          <table:table-cell office:value-type="string" office:value="Código de configuração da instalação: – 1o caracter: nível deinstalação (M – municipal; R – regional; E – estadual); – 2o e 3ocaracter: UF de instalação; – 4o ao 9o caracter: código domunicípio de instalação; – 10o ao 13o caracter: no da máquina">
            <text:p>Código de configuração da instalação: – 1o caracter: nível deinstalação (M – municipal; R – regional; E – estadual); – 2o e 3ocaracter: UF de instalação; – 4o ao 9o caracter: código domunicípio de instalação; – 10o ao 13o caracter: no da máqui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3']">
            <text:p>['2020:2016', '2012:2003']</text:p>
          </table:table-cell>
        </table:table-row>
        <table:table-row>
          <table:table-cell office:value-type="string" office:value="NUMERODV">
            <text:p>NUMERODV</text:p>
          </table:table-cell>
          <table:table-cell office:value-type="string" office:value="Número do Dígito Verificador">
            <text:p>Número do Dígito Verificad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8']">
            <text:p>['2020:2016', '2012:2008']</text:p>
          </table:table-cell>
        </table:table-row>
        <table:table-row>
          <table:table-cell office:value-type="string" office:value="ORIGEM">
            <text:p>ORIG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ão tem no dicionario original.">
            <text:p>Não tem no dicionario original.</text:p>
          </table:table-cell>
          <table:table-cell office:value-type="string" office:value="2013-2017">
            <text:p>2013-2017</text:p>
          </table:table-cell>
          <table:table-cell office:value-type="string" office:value="['2020:2016', '2012:2008']">
            <text:p>['2020:2016', '2012:2008']</text:p>
          </table:table-cell>
        </table:table-row>
        <table:table-row>
          <table:table-cell office:value-type="string" office:value="PREFIXODN">
            <text:p>PREFIXODN</text:p>
          </table:table-cell>
          <table:table-cell office:value-type="string" office:value="Prefixo da DN">
            <text:p>Prefixo da D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8']">
            <text:p>['2020:2016', '2012:2008']</text:p>
          </table:table-cell>
        </table:table-row>
        <table:table-row>
          <table:table-cell office:value-type="string" office:value="CODCART">
            <text:p>CODCART</text:p>
          </table:table-cell>
          <table:table-cell office:value-type="string" office:value="Código do cartório">
            <text:p>Código do cartór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MUNCART">
            <text:p>CODMUNCART</text:p>
          </table:table-cell>
          <table:table-cell office:value-type="string" office:value="Código do município do cartório">
            <text:p>Código do município do cartór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1:2010', '2008:2001']">
            <text:p>['2020:2016', '2011:2010', '2008:2001']</text:p>
          </table:table-cell>
        </table:table-row>
        <table:table-row>
          <table:table-cell office:value-type="string" office:value="NUMREGCART">
            <text:p>NUMREGCART</text:p>
          </table:table-cell>
          <table:table-cell office:value-type="string" office:value="Número do registro civil (cartório)">
            <text:p>Número do registro civil (cartório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DTREGCART">
            <text:p>DTREGCART</text:p>
          </table:table-cell>
          <table:table-cell office:value-type="string" office:value="Data do registro no cartório">
            <text:p>Data do registro no cartór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ESTAB">
            <text:p>CODESTAB</text:p>
          </table:table-cell>
          <table:table-cell office:value-type="string" office:value="Código do estabelecimento de saúde onde ocorreu oNascimento">
            <text:p>Código do estabelecimento de saúde onde ocorreu o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MUNNASC">
            <text:p>CODMUNNASC</text:p>
          </table:table-cell>
          <table:table-cell office:value-type="string" office:value="Código do município de nascimento">
            <text:p>Código do municípi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LOCNASC">
            <text:p>LOCNASC</text:p>
          </table:table-cell>
          <table:table-cell office:value-type="string" office:value="LocalOcorrencia">
            <text:p>LocalOcorrencia</text:p>
          </table:table-cell>
          <table:table-cell office:value-type="string" office:value="1 – Hospital 2 – Outros estabelecimentosde saúde 3 – Domicílio 4 – Outros">
            <text:p>1 – Hospital 2 – Outros estabelecimentosde saúde 3 – Domicílio 4 – Outros</text:p>
          </table:table-cell>
          <table:table-cell office:value-type="string" office:value="0 – Nulo1 – Hospital 2 – Outros estabelecimentosde saúde 3 – Domicílio 4 – Outros99 – Inconsistência">
            <text:p>0 – Nulo1 – Hospital 2 – Outros estabelecimentosde saúde 3 – Domicílio 4 – Outros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}">
            <text:p>{'1':'1','2':'2','3':'3','4’:’4’}</text:p>
          </table:table-cell>
          <table:table-cell office:value-type="string" office:value="">
            <text:p/>
          </table:table-cell>
          <table:table-cell office:value-type="string" office:value="As categorias 5 (3905 registros) e 9 (341 registros) não estão definidas no dicionario original ">
            <text:p>As categorias 5 (3905 registros) e 9 (341 registros) não estão definidas no dicionario original </text:p>
          </table:table-cell>
          <table:table-cell office:value-type="string" office:value="2011-2017">
            <text:p>201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ENDNASC">
            <text:p>ENDNASC</text:p>
          </table:table-cell>
          <table:table-cell office:value-type="string" office:value="Endereço do local de nascimento">
            <text:p>Endereço do local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BAINASC">
            <text:p>CODBAINASC</text:p>
          </table:table-cell>
          <table:table-cell office:value-type="string" office:value="Código do bairro de nascimento">
            <text:p>Código do bairr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ENDNASC">
            <text:p>CODENDNASC</text:p>
          </table:table-cell>
          <table:table-cell office:value-type="string" office:value="Código de endereço de nascimento">
            <text:p>Código de endereç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MPLNASC">
            <text:p>COMPLNASC</text:p>
          </table:table-cell>
          <table:table-cell office:value-type="string" office:value="Complemento do endereço de nascimento">
            <text:p>Complemento do endereç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NUMENDNASC">
            <text:p>NUMENDNASC</text:p>
          </table:table-cell>
          <table:table-cell office:value-type="string" office:value="Número do endereço de nascimento">
            <text:p>Número do endereç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EPNASC">
            <text:p>CEPNASC</text:p>
          </table:table-cell>
          <table:table-cell office:value-type="string" office:value="CEP do endereço de nascimento">
            <text:p>CEP do endereç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NOMEMAE">
            <text:p>NOMEMAE</text:p>
          </table:table-cell>
          <table:table-cell office:value-type="string" office:value="Nome da mãe">
            <text:p>Nome da mã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NOMERNASC">
            <text:p>NOMERNASC</text:p>
          </table:table-cell>
          <table:table-cell office:value-type="string" office:value="Nome do recém‐nascido">
            <text:p>Nome do recém‐nasci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']">
            <text:p>['2020:2016', '2012']</text:p>
          </table:table-cell>
        </table:table-row>
        <table:table-row>
          <table:table-cell office:value-type="string" office:value="IDADEMAE">
            <text:p>IDADEMAE</text:p>
          </table:table-cell>
          <table:table-cell office:value-type="string" office:value="Idade da mãe">
            <text:p>Idade da mã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ESTCIVMAE">
            <text:p>ESTCIVMAE</text:p>
          </table:table-cell>
          <table:table-cell office:value-type="string" office:value="Estado Civil">
            <text:p>Estado Civil</text:p>
          </table:table-cell>
          <table:table-cell office:value-type="string" office:value="1 – Solteira2 – Casada 3 – Viúva4 – Separada judicialmente/divorciada 5 – União estável 9 – Ignorada">
            <text:p>1 – Solteira2 – Casada 3 – Viúva4 – Separada judicialmente/divorciada 5 – União estável 9 – Ignorada</text:p>
          </table:table-cell>
          <table:table-cell office:value-type="string" office:value="0 - Nulo1 – Solteira2 – Casada 3 – Viúva4 – Separada judicialmente/divorciada 5 – União estável 88 – Ignorada99 – Inconsistência">
            <text:p>0 - Nulo1 – Solteira2 – Casada 3 – Viúva4 – Separada judicialmente/divorciada 5 – União estável 88 – Ignorada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,'9’:’88’}">
            <text:p>{'1':'1','2':'2','3':'3','4’:’4’,'5’:’5’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ESCMAE">
            <text:p>ESCMAE</text:p>
          </table:table-cell>
          <table:table-cell office:value-type="string" office:value="Esc Mae Anos">
            <text:p>Esc Mae Anos</text:p>
          </table:table-cell>
          <table:table-cell office:value-type="string" office:value="1 – Nenhuma2 – 1 a 3 anos 3 – 4 a 7 anos 4 – 8 a 11 anos 5 – 12 e mais 9 – Ignorado">
            <text:p>1 – Nenhuma2 – 1 a 3 anos 3 – 4 a 7 anos 4 – 8 a 11 anos 5 – 12 e mais 9 – Ignorado</text:p>
          </table:table-cell>
          <table:table-cell office:value-type="string" office:value="0 - Nulo1 – Nenhuma2 – 1 a 3 anos 3 – 4 a 7 anos 4 – 8 a 11 anos 5 – 12 e mais 88 – Ignorado99 – Inconsistência">
            <text:p>0 - Nulo1 – Nenhuma2 – 1 a 3 anos 3 – 4 a 7 anos 4 – 8 a 11 anos 5 – 12 e mais 88 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,'9’:’88’}">
            <text:p>{'1':'1','2':'2','3':'3','4’:’4’,'5’:’5’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OCUPMAE">
            <text:p>CODOCUPMAE</text:p>
          </table:table-cell>
          <table:table-cell office:value-type="string" office:value="Código de ocupação da mãe conforme tabela do CBO (CódigoBrasileiro de Ocupações).">
            <text:p>Código de ocupação da mãe conforme tabela do CBO (CódigoBrasileiro de Ocupações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QTDFILVIVO">
            <text:p>QTDFILVIVO</text:p>
          </table:table-cell>
          <table:table-cell office:value-type="string" office:value="Número de filhos vivos">
            <text:p>Número de filhos viv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QTDFILMORT">
            <text:p>QTDFILMORT</text:p>
          </table:table-cell>
          <table:table-cell office:value-type="string" office:value="Número de perdas fetais e abortos">
            <text:p>Número de perdas fetais e abort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MUNRES">
            <text:p>CODMUNRES</text:p>
          </table:table-cell>
          <table:table-cell office:value-type="string" office:value="Código do município de residência">
            <text:p>Código do municípi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BAIRES">
            <text:p>CODBAIRES</text:p>
          </table:table-cell>
          <table:table-cell office:value-type="string" office:value="Código do bairro de residência">
            <text:p>Código do bairr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ENDRES">
            <text:p>ENDRES</text:p>
          </table:table-cell>
          <table:table-cell office:value-type="string" office:value="Endereço de residência">
            <text:p>Endereç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ENDRES">
            <text:p>CODENDRES</text:p>
          </table:table-cell>
          <table:table-cell office:value-type="string" office:value="Código de endereço de residência">
            <text:p>Código de endereç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MPLRES">
            <text:p>COMPLRES</text:p>
          </table:table-cell>
          <table:table-cell office:value-type="string" office:value="Complemento do endereço de residência">
            <text:p>Complemento do endereç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NUMRES">
            <text:p>NUMRES</text:p>
          </table:table-cell>
          <table:table-cell office:value-type="string" office:value="Número do endereço de residência">
            <text:p>Número do endereço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EPRES">
            <text:p>CEPRES</text:p>
          </table:table-cell>
          <table:table-cell office:value-type="string" office:value="CEP da residência">
            <text:p>CEP da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PAISRES">
            <text:p>CODPAISRES</text:p>
          </table:table-cell>
          <table:table-cell office:value-type="string" office:value="Código do país de residência">
            <text:p>Código do país de residênc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6', '2012:2006']">
            <text:p>['2020:2016', '2012:2006']</text:p>
          </table:table-cell>
        </table:table-row>
        <table:table-row>
          <table:table-cell office:value-type="string" office:value="GESTACAO">
            <text:p>GESTACAO</text:p>
          </table:table-cell>
          <table:table-cell office:value-type="string" office:value="Duracao Gestação">
            <text:p>Duracao Gestação</text:p>
          </table:table-cell>
          <table:table-cell office:value-type="string" office:value="1– Menos de 22 semanas2– 22 a 27 semanas 3– 28 a 31 semanas 4– 32 a 36 semanas 5– 37 a 41 semanas 6– 42 semanas e mais9– Ignorado">
            <text:p>1– Menos de 22 semanas2– 22 a 27 semanas 3– 28 a 31 semanas 4– 32 a 36 semanas 5– 37 a 41 semanas 6– 42 semanas e mais9– Ignorado</text:p>
          </table:table-cell>
          <table:table-cell office:value-type="string" office:value="0- Nulo1– Menos de 22 semanas2– 22 a 27 semanas 3– 28 a 31 semanas 4– 32 a 36 semanas 5– 37 a 41 semanas 6– 42 semanas e mais88– Ignorado99- Inconsistência">
            <text:p>0- Nulo1– Menos de 22 semanas2– 22 a 27 semanas 3– 28 a 31 semanas 4– 32 a 36 semanas 5– 37 a 41 semanas 6– 42 semanas e mais88– Ignorado99-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,'6’:’6’,'9’:’88’}">
            <text:p>{'1':'1','2':'2','3':'3','4’:’4’,'5’:’5’,'6’:’6’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GRAVIDEZ">
            <text:p>GRAVIDEZ</text:p>
          </table:table-cell>
          <table:table-cell office:value-type="string" office:value="Tipo de Gravidez">
            <text:p>Tipo de Gravidez</text:p>
          </table:table-cell>
          <table:table-cell office:value-type="string" office:value="1– Única 2– Dupla 3– Tripla ou mais 9– Ignorado">
            <text:p>1– Única 2– Dupla 3– Tripla ou mais 9– Ignorado</text:p>
          </table:table-cell>
          <table:table-cell office:value-type="string" office:value="0- Nulo1– Única 2– Dupla 3– Tripla ou mais 88– Ignorado99- Inconsistência">
            <text:p>0- Nulo1– Única 2– Dupla 3– Tripla ou mais 88– Ignorado99-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9’:’88’}">
            <text:p>{'1':'1','2':'2','3':'3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PARTO">
            <text:p>PARTO</text:p>
          </table:table-cell>
          <table:table-cell office:value-type="string" office:value="Tipo de Parto">
            <text:p>Tipo de Parto</text:p>
          </table:table-cell>
          <table:table-cell office:value-type="string" office:value="1– Vaginal2– Cesário 9– Ignorado">
            <text:p>1– Vaginal2– Cesário 9– Ignorado</text:p>
          </table:table-cell>
          <table:table-cell office:value-type="string" office:value="0- Nulo1– Vaginal2– Cesário 88– Ignorado99- Inconsistência">
            <text:p>0- Nulo1– Vaginal2– Cesário 88– Ignorado99-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9’:’88’}">
            <text:p>{'1':'1','2':'2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NSULTAS">
            <text:p>CONSULTAS</text:p>
          </table:table-cell>
          <table:table-cell office:value-type="string" office:value="Cons Pre‐Natal">
            <text:p>Cons Pre‐Natal</text:p>
          </table:table-cell>
          <table:table-cell office:value-type="string" office:value="1– Nenhuma 2– de 1 a 33– de 4 a 6 4– 7 e mais 9– Ignorado.">
            <text:p>1– Nenhuma 2– de 1 a 33– de 4 a 6 4– 7 e mais 9– Ignorado.</text:p>
          </table:table-cell>
          <table:table-cell office:value-type="string" office:value="0 - Nulo1– Nenhuma 2– de 1 a 33– de 4 a 6 4– 7 e mais 88– Ignorado99 - Inconsistência">
            <text:p>0 - Nulo1– Nenhuma 2– de 1 a 33– de 4 a 6 4– 7 e mais 88– Ignorado99 -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9’:’88’}">
            <text:p>{'1':'1','2':'2','3':'3','4’:’4’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DTNASC">
            <text:p>DTNASC</text:p>
          </table:table-cell>
          <table:table-cell office:value-type="string" office:value="Data de nascimento: dd mm aaaa">
            <text:p>Data de nascimento: dd mm aa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HORANASC">
            <text:p>HORANASC</text:p>
          </table:table-cell>
          <table:table-cell office:value-type="string" office:value="Horário de nascimento">
            <text:p>Horário de nascimen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3']">
            <text:p>['2020:2016', '2012:2003']</text:p>
          </table:table-cell>
        </table:table-row>
        <table:table-row>
          <table:table-cell office:value-type="string" office:value="SEXO">
            <text:p>SEXO</text:p>
          </table:table-cell>
          <table:table-cell office:value-type="string" office:value="Sexo">
            <text:p>Sexo</text:p>
          </table:table-cell>
          <table:table-cell office:value-type="string" office:value="M – MasculinoF – FemininoI – ignorado">
            <text:p>M – MasculinoF – FemininoI – ignorado</text:p>
          </table:table-cell>
          <table:table-cell office:value-type="string" office:value="0 – Nullo1 – Masculino2 – Feminino88 – Ignorado99 – Inconsistência">
            <text:p>0 – Nullo1 – Masculino2 – Feminino88 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M':'1','1':'1','F':'2','2':'2','I':'88'}">
            <text:p>{'M':'1','1':'1','F':'2','2':'2','I':'88'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APGAR1">
            <text:p>APGAR1</text:p>
          </table:table-cell>
          <table:table-cell office:value-type="string" office:value="Apgar no 1o minuto">
            <text:p>Apgar no 1o minu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APGAR5">
            <text:p>APGAR5</text:p>
          </table:table-cell>
          <table:table-cell office:value-type="string" office:value="Apgar no 5o minuto">
            <text:p>Apgar no 5o minu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RACACOR">
            <text:p>RACACOR</text:p>
          </table:table-cell>
          <table:table-cell office:value-type="string" office:value="Raca Cor Nascido">
            <text:p>Raca Cor Nascido</text:p>
          </table:table-cell>
          <table:table-cell office:value-type="string" office:value="1– Branca 2– Preta 3– Amarela4– Parda 5– Indígena">
            <text:p>1– Branca 2– Preta 3– Amarela4– Parda 5– Indígena</text:p>
          </table:table-cell>
          <table:table-cell office:value-type="string" office:value="0 - Nulo1– Branca 2– Preta 3– Amarela4– Parda 5– Indígena99 – Inconsistência">
            <text:p>0 - Nulo1– Branca 2– Preta 3– Amarela4– Parda 5– Indígena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}">
            <text:p>{'1':'1','2':'2','3':'3','4’:’4’,'5’:’5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RACACORMAE">
            <text:p>RACACORMAE</text:p>
          </table:table-cell>
          <table:table-cell office:value-type="string" office:value="Raca Cor da Mãe">
            <text:p>Raca Cor da Mãe</text:p>
          </table:table-cell>
          <table:table-cell office:value-type="string" office:value="1– Branca 2– Preta 3– Amarela4– Parda 5– Indígena">
            <text:p>1– Branca 2– Preta 3– Amarela4– Parda 5– Indígena</text:p>
          </table:table-cell>
          <table:table-cell office:value-type="string" office:value="0 - Nulo1– Branca 2– Preta 3– Amarela4– Parda 5– Indígena99 – Inconsistência">
            <text:p>0 - Nulo1– Branca 2– Preta 3– Amarela4– Parda 5– Indígena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}">
            <text:p>{'1':'1','2':'2','3':'3','4’:’4’,'5’:’5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PESO">
            <text:p>PESO</text:p>
          </table:table-cell>
          <table:table-cell office:value-type="string" office:value="Peso ao nascer em gramas.">
            <text:p>Peso ao nascer em gram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IDANOMAL">
            <text:p>IDANOMAL</text:p>
          </table:table-cell>
          <table:table-cell office:value-type="string" office:value="Anomalia Detectada">
            <text:p>Anomalia Detectada</text:p>
          </table:table-cell>
          <table:table-cell office:value-type="string" office:value="1– Sim2– Não 9– Ignorado">
            <text:p>1– Sim2– Não 9– Ignorado</text:p>
          </table:table-cell>
          <table:table-cell office:value-type="string" office:value="0- Nulo1– Sim2– Não 88– Ignorado99 – Inconsistência">
            <text:p>0- Nulo1– Sim2– Não 88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9’:’88’}">
            <text:p>{'1':'1','2':'2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ANOMAL">
            <text:p>CODANOMAL</text:p>
          </table:table-cell>
          <table:table-cell office:value-type="string" office:value="Código da anomalia (CID 10)">
            <text:p>Código da anomalia (CID 10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'2020:2016', '2012:2001']">
            <text:p>['2020:2016', '2012:2001']</text:p>
          </table:table-cell>
        </table:table-row>
        <table:table-row>
          <table:table-cell office:value-type="string" office:value="CODMUNNATU">
            <text:p>CODMUNNATU</text:p>
          </table:table-cell>
          <table:table-cell office:value-type="string" office:value="Código do município de naturalidade da mãe">
            <text:p>Código do município de naturalidade da mã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10']">
            <text:p>['2020:2016', '2012:2010']</text:p>
          </table:table-cell>
        </table:table-row>
        <table:table-row>
          <table:table-cell office:value-type="string" office:value="ESCMAE2010">
            <text:p>ESCMAE2010</text:p>
          </table:table-cell>
          <table:table-cell office:value-type="string" office:value="Escolaridade 2010 Esc Mãe Serie Concl">
            <text:p>Escolaridade 2010 Esc Mãe Serie Concl</text:p>
          </table:table-cell>
          <table:table-cell office:value-type="string" office:value="0 – Sem escolaridade 1 – Fundamental I (1a a 4a série) 2 – Fundamental II (5a a 8a série)3 – Médio (antigo 2o Grau) 4 – Superior incompleto 5 – Superior completo 9 – Ignorado">
            <text:p>0 – Sem escolaridade 1 – Fundamental I (1a a 4a série) 2 – Fundamental II (5a a 8a série)3 – Médio (antigo 2o Grau) 4 – Superior incompleto 5 – Superior completo 9 – Ignorado</text:p>
          </table:table-cell>
          <table:table-cell office:value-type="string" office:value="0 – Nulo1 – Sem escolaridade 2 – Fundamental I (1a a 4a série) 3 – Fundamental II (5a a 8a série)4 – Médio (antigo 2o Grau) 5 – Superior incompleto 6 – Superior completo 88 – Ignorado99 – Inconsistência">
            <text:p>0 – Nulo1 – Sem escolaridade 2 – Fundamental I (1a a 4a série) 3 – Fundamental II (5a a 8a série)4 – Médio (antigo 2o Grau) 5 – Superior incompleto 6 – Superior completo 88 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0':'1','1':'2','2':'3','3’:’4’,'4’:’5’,'5’:’6’,'9’:’88’}">
            <text:p>{'0':'1','1':'2','2':'3','3’:’4’,'4’:’5’,'5’:’6’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SERIESCMAE">
            <text:p>SERIESCMAE</text:p>
          </table:table-cell>
          <table:table-cell office:value-type="string" office:value="Série escolar da mãe. Valores de 1 a 8.">
            <text:p>Série escolar da mãe. Valores de 1 a 8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ESCMAEAGR1">
            <text:p>ESCMAEAGR1</text:p>
          </table:table-cell>
          <table:table-cell office:value-type="string" office:value="Escolaridade 2010 agregada. Esc Mãe Agregegado">
            <text:p>Escolaridade 2010 agregada. Esc Mãe Agregegado</text:p>
          </table:table-cell>
          <table:table-cell office:value-type="string" office:value="00 – Sem Escolaridade01 – Fundamental I Incompleto 02 – Fundamental I Completo03 – Fundamental II Incompleto 04 – Fundamental II Completo 05 – Ensino Médio Incompleto 06 – Ensino Médio Completo 07 – Superior Incompleto 08 – Superior Completo09 – Ignorado 10 – Fundamental I Incompleto ou Inespecífico11 – Fundamental II Incompleto ou Inespecífico 12 – Ensino Médio Incompleto ou Inespecífico">
            <text:p>00 – Sem Escolaridade01 – Fundamental I Incompleto 02 – Fundamental I Completo03 – Fundamental II Incompleto 04 – Fundamental II Completo 05 – Ensino Médio Incompleto 06 – Ensino Médio Completo 07 – Superior Incompleto 08 – Superior Completo09 – Ignorado 10 – Fundamental I Incompleto ou Inespecífico11 – Fundamental II Incompleto ou Inespecífico 12 – Ensino Médio Incompleto ou Inespecífico</text:p>
          </table:table-cell>
          <table:table-cell office:value-type="string" office:value="0 – Nulo1 – Sem Escolaridade2 – Fundamental I Incompleto 3 – Fundamental I Completo4 – Fundamental II Incompleto 5 – Fundamental II Completo 6 – Ensino Médio Incompleto 7 – Ensino Médio Completo 8 – Superior Incompleto 9 – Superior Completo 10 – Fundamental I Incompleto ou Inespecífico11 – Fundamental II Incompleto ou Inespecífico 12 – Ensino Médio Incompleto ou Inespecífico88 – Ignorado99 - Inconsistência">
            <text:p>0 – Nulo1 – Sem Escolaridade2 – Fundamental I Incompleto 3 – Fundamental I Completo4 – Fundamental II Incompleto 5 – Fundamental II Completo 6 – Ensino Médio Incompleto 7 – Ensino Médio Completo 8 – Superior Incompleto 9 – Superior Completo 10 – Fundamental I Incompleto ou Inespecífico11 – Fundamental II Incompleto ou Inespecífico 12 – Ensino Médio Incompleto ou Inespecífico88 – Ignorado99 - Inconsistência</text:p>
          </table:table-cell>
          <table:table-cell office:value-type="string" office:value="Byte">
            <text:p>Byte</text:p>
          </table:table-cell>
          <table:table-cell office:value-type="string" office:value="{'0':'1','1':'2','2':'3','3’:’4’,'4’:’5’,'5’:’6’,'6’:’7’,'7’:’8’,'8’:’9’,'9’:’88’,'10’:’11’,'11’:’12’,'12’:’13’}">
            <text:p>{'0':'1','1':'2','2':'3','3’:’4’,'4’:’5’,'5’:’6’,'6’:’7’,'7’:’8’,'8’:’9’,'9’:’88’,'10’:’11’,'11’:’12’,'12’:’13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1:2009']">
            <text:p>['2020:2016', '2011:2009']</text:p>
          </table:table-cell>
        </table:table-row>
        <table:table-row>
          <table:table-cell office:value-type="string" office:value="DTNASCMAE">
            <text:p>DTNASCMAE</text:p>
          </table:table-cell>
          <table:table-cell office:value-type="string" office:value="Data de nascimento da mãe: dd mm aaaa">
            <text:p>Data de nascimento da mãe: dd mm aa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QTDGESTANT">
            <text:p>QTDGESTANT</text:p>
          </table:table-cell>
          <table:table-cell office:value-type="string" office:value="Número de gestações anteriores">
            <text:p>Número de gestações anterio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QTDPARTNOR">
            <text:p>QTDPARTNOR</text:p>
          </table:table-cell>
          <table:table-cell office:value-type="string" office:value="Número de partos vaginais">
            <text:p>Número de partos vagina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QTDPARTCES">
            <text:p>QTDPARTCES</text:p>
          </table:table-cell>
          <table:table-cell office:value-type="string" office:value="Número de partos cesáreos">
            <text:p>Número de partos cesáre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IDADEPAI">
            <text:p>IDADEPAI</text:p>
          </table:table-cell>
          <table:table-cell office:value-type="string" office:value="Idade do pai">
            <text:p>Idade do pa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DTULTMENST">
            <text:p>DTULTMENST</text:p>
          </table:table-cell>
          <table:table-cell office:value-type="string" office:value="Data da última menstruação (DUM): dd mm aaaa">
            <text:p>Data da última menstruação (DUM): dd mm aa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SEMAGESTAC">
            <text:p>SEMAGESTAC</text:p>
          </table:table-cell>
          <table:table-cell office:value-type="string" office:value="Número de semanas de gestação.">
            <text:p>Número de semanas de gestaçã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TPMETESTIM">
            <text:p>TPMETESTIM</text:p>
          </table:table-cell>
          <table:table-cell office:value-type="string" office:value="Método utilizado. Método Estimar">
            <text:p>Método utilizado. Método Estimar</text:p>
          </table:table-cell>
          <table:table-cell office:value-type="string" office:value="1– Exame físico 2– Outro método9– Ignorado">
            <text:p>1– Exame físico 2– Outro método9– Ignorado</text:p>
          </table:table-cell>
          <table:table-cell office:value-type="string" office:value="0 – Nulo1– Exame físico 2– Outro método88– Ignorado99 – Inconsistência">
            <text:p>0 – Nulo1– Exame físico 2– Outro método88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9’:’88’}">
            <text:p>{'1':'1','2':'2','9’:’88’}</text:p>
          </table:table-cell>
          <table:table-cell office:value-type="string" office:value="">
            <text:p/>
          </table:table-cell>
          <table:table-cell office:value-type="string" office:value="A categoria 8 não esta definida no dicionario original (2977673 registros)">
            <text:p>A categoria 8 não esta definida no dicionario original (2977673 registros)</text:p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CONSPRENAT">
            <text:p>CONSPRENAT</text:p>
          </table:table-cell>
          <table:table-cell office:value-type="string" office:value="Número de consultas pré‐natal">
            <text:p>Número de consultas pré‐nat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MESPRENAT">
            <text:p>MESPRENAT</text:p>
          </table:table-cell>
          <table:table-cell office:value-type="string" office:value="Mês de gestação em que iniciou o pré‐natal">
            <text:p>Mês de gestação em que iniciou o pré‐nat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TPAPRESENT">
            <text:p>TPAPRESENT</text:p>
          </table:table-cell>
          <table:table-cell office:value-type="string" office:value="Tipo de apresentação do RN">
            <text:p>Tipo de apresentação do RN</text:p>
          </table:table-cell>
          <table:table-cell office:value-type="string" office:value="1– Cefálico 2– Pélvica ou podálica3– Transversa 9– Ignorado">
            <text:p>1– Cefálico 2– Pélvica ou podálica3– Transversa 9– Ignorado</text:p>
          </table:table-cell>
          <table:table-cell office:value-type="string" office:value="0 – Nulo1– Cefálico 2– Pélvica ou podálica3– Transversa 88– Ignorado99 – Inconsistência">
            <text:p>0 – Nulo1– Cefálico 2– Pélvica ou podálica3– Transversa 88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9’:’88’}">
            <text:p>{'1':'1','2':'2','3':'3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STTRABPART">
            <text:p>STTRABPART</text:p>
          </table:table-cell>
          <table:table-cell office:value-type="string" office:value="Trabalho de parto induzido?">
            <text:p>Trabalho de parto induzido?</text:p>
          </table:table-cell>
          <table:table-cell office:value-type="string" office:value="1– Sim2– Não3– Não se aplica 9– Ignorado">
            <text:p>1– Sim2– Não3– Não se aplica 9– Ignorado</text:p>
          </table:table-cell>
          <table:table-cell office:value-type="string" office:value="0 – Nulo1– Sim2– Não3– Não se aplica 88– Ignorado99-Inconsistência">
            <text:p>0 – Nulo1– Sim2– Não3– Não se aplica 88– Ignorado99-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9’:’88’}">
            <text:p>{'1':'1','2':'2','3':'3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STCESPARTO">
            <text:p>STCESPARTO</text:p>
          </table:table-cell>
          <table:table-cell office:value-type="string" office:value="Cesárea ocorreu antes do trabalho de parto iniciar? Cesárea Ocorr Tparto">
            <text:p>Cesárea ocorreu antes do trabalho de parto iniciar? Cesárea Ocorr Tparto</text:p>
          </table:table-cell>
          <table:table-cell office:value-type="string" office:value="1– Sim 2– Não 3– Não se aplica 9– Ignorado.">
            <text:p>1– Sim 2– Não 3– Não se aplica 9– Ignorado.</text:p>
          </table:table-cell>
          <table:table-cell office:value-type="string" office:value="0 - Nulo1– Sim 2– Não 3– Não se aplica 88– Ignorado99 – Inconsistência">
            <text:p>0 - Nulo1– Sim 2– Não 3– Não se aplica 88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9’:’88’}">
            <text:p>{'1':'1','2':'2','3':'3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PARIDADE">
            <text:p>PARID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ão tem no dicionario original ">
            <text:p>Não tem no dicionario original </text:p>
          </table:table-cell>
          <table:table-cell office:value-type="float" office:value="2017">
            <text:p>2017</text:p>
          </table:table-cell>
          <table:table-cell office:value-type="string" office:value="['2020:2016']">
            <text:p>['2020:2016']</text:p>
          </table:table-cell>
        </table:table-row>
        <table:table-row>
          <table:table-cell office:value-type="string" office:value="TPROBSON">
            <text:p>TPROBSON</text:p>
          </table:table-cell>
          <table:table-cell office:value-type="string" office:value="Código do Grupo de Robson, gerado pelo sistema">
            <text:p>Código do Grupo de Robson, gerado pelo sistem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7">
            <text:p>2011-2017</text:p>
          </table:table-cell>
          <table:table-cell office:value-type="string" office:value="['2020:2016', '2012:2009']">
            <text:p>['2020:2016', '2012:2009']</text:p>
          </table:table-cell>
        </table:table-row>
        <table:table-row>
          <table:table-cell office:value-type="string" office:value="KOTELCHUCK">
            <text:p>KOTELCHUC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ão tem no dicionario original ">
            <text:p>Não tem no dicionario original </text:p>
          </table:table-cell>
          <table:table-cell office:value-type="string" office:value="2016-2017">
            <text:p>2016-2017</text:p>
          </table:table-cell>
          <table:table-cell office:value-type="string" office:value="['2020:2016']">
            <text:p>['2020:2016']</text:p>
          </table:table-cell>
        </table:table-row>
        <table:table-row>
          <table:table-cell office:value-type="string" office:value="OPORT_DN">
            <text:p>OPORT_D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ão tem no dicionario original ">
            <text:p>Não tem no dicionario original </text:p>
          </table:table-cell>
          <table:table-cell office:value-type="float" office:value="2017">
            <text:p>2017</text:p>
          </table:table-cell>
          <table:table-cell office:value-type="string" office:value="['2020:2017']">
            <text:p>['2020:2017']</text:p>
          </table:table-cell>
        </table:table-row>
        <table:table-row>
          <table:table-cell office:value-type="string" office:value="CODUFNATU">
            <text:p>CODUFNATU</text:p>
          </table:table-cell>
          <table:table-cell office:value-type="string" office:value="Código da UF de naturalidade da mãe">
            <text:p>Código da UF de naturalidade da mãe</text:p>
          </table:table-cell>
          <table:table-cell office:value-type="string" office:value="11 – RO12 – AC13 – AM14 – RR15 – PA16 – AP17 – TO21 – MA22 – PI23 – CE24 – RN25 – PB26 – PE27 – AL28 – SE29 – BA31 – MG32 – ES33 – RJ35 – SP41 – PR42 – SC43 – RS50 – MS51 – MT52 – GO53 – DF">
            <text:p>11 – RO12 – AC13 – AM14 – RR15 – PA16 – AP17 – TO21 – MA22 – PI23 – CE24 – RN25 – PB26 – PE27 – AL28 – SE29 – BA31 – MG32 – ES33 – RJ35 – SP41 – PR42 – SC43 – RS50 – MS51 – MT52 – GO53 – DF</text:p>
          </table:table-cell>
          <table:table-cell office:value-type="string" office:value="0 – Nulo11 – RO12 – AC13 – AM14 – RR15 – PA16 – AP17 – TO21 – MA22 – PI23 – CE24 – RN25 – PB26 – PE27 – AL28 – SE29 – BA31 – MG32 – ES33 – RJ35 – SP41 – PR42 – SC43 – RS50 – MS51 – MT52 – GO53 – DF99 – Inconsistência">
            <text:p>0 – Nulo11 – RO12 – AC13 – AM14 – RR15 – PA16 – AP17 – TO21 – MA22 – PI23 – CE24 – RN25 – PB26 – PE27 – AL28 – SE29 – BA31 – MG32 – ES33 – RJ35 – SP41 – PR42 – SC43 – RS50 – MS51 – MT52 – GO53 – DF99 – Inconsistência</text:p>
          </table:table-cell>
          <table:table-cell office:value-type="string" office:value="Byte">
            <text:p>Byte</text:p>
          </table:table-cell>
          <table:table-cell office:value-type="string" office:value="{'11':'11','12':'12','13':'13','14':'14','15':'15','16':'16','17':'17','21':'21','22':'22','23':'23','24':'24','25':'25','26':'26','27':'27','28':'28','29':'29','31':'31','32':'32','33':'33','35':'35','41':'41','42':'42','43':'43','50':'50','51':'51','52':'52','53':'53'}">
            <text:p>{'11':'11','12':'12','13':'13','14':'14','15':'15','16':'16','17':'17','21':'21','22':'22','23':'23','24':'24','25':'25','26':'26','27':'27','28':'28','29':'29','31':'31','32':'32','33':'33','35':'35','41':'41','42':'42','43':'43','50':'50','51':'51','52':'52','53':'53'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1:2010']">
            <text:p>['2020:2017', '2011:2010']</text:p>
          </table:table-cell>
        </table:table-row>
        <table:table-row>
          <table:table-cell office:value-type="string" office:value="DIFDATA">
            <text:p>DIFDATA</text:p>
          </table:table-cell>
          <table:table-cell office:value-type="string" office:value="Diferença entre a data de óbito e data do recebimento originalda DO ([DTNASC] – [DTRECORIG])">
            <text:p>Diferença entre a data de óbito e data do recebimento originalda DO ([DTNASC] – [DTRECORIG]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8']">
            <text:p>['2020:2017', '2012:2008']</text:p>
          </table:table-cell>
        </table:table-row>
        <table:table-row>
          <table:table-cell office:value-type="string" office:value="NATURALMAE">
            <text:p>NATURALMAE</text:p>
          </table:table-cell>
          <table:table-cell office:value-type="string" office:value="Se a mãe for estrangeira, constará o código do país deNascimento.">
            <text:p>Se a mãe for estrangeira, constará o código do país deNascimen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']">
            <text:p>['2020:2017', '2012']</text:p>
          </table:table-cell>
        </table:table-row>
        <table:table-row>
          <table:table-cell office:value-type="string" office:value="VERSAOSIST">
            <text:p>VERSAOSIST</text:p>
          </table:table-cell>
          <table:table-cell office:value-type="string" office:value="Versão do sistema">
            <text:p>Versão do sistem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6']">
            <text:p>['2020:2017', '2012:2006']</text:p>
          </table:table-cell>
        </table:table-row>
        <table:table-row>
          <table:table-cell office:value-type="string" office:value="STDNNOVA">
            <text:p>STDNNOVA</text:p>
          </table:table-cell>
          <table:table-cell office:value-type="string" office:value="Status de DO Nova DN novo Modelo">
            <text:p>Status de DO Nova DN novo Modelo</text:p>
          </table:table-cell>
          <table:table-cell office:value-type="string" office:value="0 – NÃO1 – SIM">
            <text:p>0 – NÃO1 – SIM</text:p>
          </table:table-cell>
          <table:table-cell office:value-type="string" office:value="0 – Nulo1 – SIM2 – NÃO99 – Inconsistência">
            <text:p>0 – Nulo1 – SIM2 – NÃO99 – Inconsistência</text:p>
          </table:table-cell>
          <table:table-cell office:value-type="string" office:value="Byte">
            <text:p>Byte</text:p>
          </table:table-cell>
          <table:table-cell office:value-type="string" office:value="{'0':'2','1':'1'}">
            <text:p>{'0':'2','1':'1'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9']">
            <text:p>['2020:2017', '2012:2009']</text:p>
          </table:table-cell>
        </table:table-row>
        <table:table-row>
          <table:table-cell office:value-type="string" office:value="TPNASCASSI">
            <text:p>TPNASCASSI</text:p>
          </table:table-cell>
          <table:table-cell office:value-type="string" office:value="Nascimento foi assistido por? Nasc Assistido">
            <text:p>Nascimento foi assistido por? Nasc Assistido</text:p>
          </table:table-cell>
          <table:table-cell office:value-type="string" office:value="1– Médico2–Enfermeira/obstetriz3– Parteira4– Outros9– Ignorado">
            <text:p>1– Médico2–Enfermeira/obstetriz3– Parteira4– Outros9– Ignorado</text:p>
          </table:table-cell>
          <table:table-cell office:value-type="string" office:value="0 - Nulo1– Médico2–Enfermeira/obstetriz3– Parteira4– Outros88– Ignorado99 – Inconsistência">
            <text:p>0 - Nulo1– Médico2–Enfermeira/obstetriz3– Parteira4– Outros88– Ignorado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':'4','9’:’88’}">
            <text:p>{'1':'1','2':'2','3':'3','4':'4','9’:’88’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5 / 2017">
            <text:p>2011-2015 / 2017</text:p>
          </table:table-cell>
          <table:table-cell office:value-type="string" office:value="['2020:2017', '2011:2009']">
            <text:p>['2020:2017', '2011:2009']</text:p>
          </table:table-cell>
        </table:table-row>
        <table:table-row>
          <table:table-cell office:value-type="string" office:value="NUMEROLOTE">
            <text:p>NUMEROLOTE</text:p>
          </table:table-cell>
          <table:table-cell office:value-type="string" office:value="Número do lote">
            <text:p>Número do lo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', '2009:2003']">
            <text:p>['2020:2017', '2012', '2009:2003']</text:p>
          </table:table-cell>
        </table:table-row>
        <table:table-row>
          <table:table-cell office:value-type="string" office:value="RACACORN">
            <text:p>RACACORN</text:p>
          </table:table-cell>
          <table:table-cell office:value-type="string" office:value="Raca Cor Nascido">
            <text:p>Raca Cor Nascido</text:p>
          </table:table-cell>
          <table:table-cell office:value-type="string" office:value="1– Branca 2– Preta 3– Amarela4– Parda 5– Indígena">
            <text:p>1– Branca 2– Preta 3– Amarela4– Parda 5– Indígena</text:p>
          </table:table-cell>
          <table:table-cell office:value-type="string" office:value="0 - Nulo1– Branca 2– Preta 3– Amarela4– Parda 5– Indígena99 – Inconsistência">
            <text:p>0 - Nulo1– Branca 2– Preta 3– Amarela4– Parda 5– Indígena99 – Inconsistência</text:p>
          </table:table-cell>
          <table:table-cell office:value-type="string" office:value="Byte">
            <text:p>Byte</text:p>
          </table:table-cell>
          <table:table-cell office:value-type="string" office:value="{'1':'1','2':'2','3':'3','4’:’4’,'5’:’5’}">
            <text:p>{'1':'1','2':'2','3':'3','4’:’4’,'5’:’5’}</text:p>
          </table:table-cell>
          <table:table-cell office:value-type="string" office:value="">
            <text:p/>
          </table:table-cell>
          <table:table-cell office:value-type="string" office:value="Variável não encontrada no dicionario original, foi tomado como criterio a variavel RACACOR definida no dicionario original">
            <text:p>Variável não encontrada no dicionario original, foi tomado como criterio a variavel RACACOR definida no dicionario original</text:p>
          </table:table-cell>
          <table:table-cell office:value-type="string" office:value="2011-2015 / 2017">
            <text:p>2011-2015 / 2017</text:p>
          </table:table-cell>
          <table:table-cell office:value-type="string" office:value="['2020:2017', '2012:2010']">
            <text:p>['2020:2017', '2012:2010']</text:p>
          </table:table-cell>
        </table:table-row>
        <table:table-row>
          <table:table-cell office:value-type="string" office:value="DTCADASTRO">
            <text:p>DTCADASTRO</text:p>
          </table:table-cell>
          <table:table-cell office:value-type="string" office:value="Data do cadastro da DN no sistema">
            <text:p>Data do cadastro da DN no sistem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6']">
            <text:p>['2020:2017', '2012:2006']</text:p>
          </table:table-cell>
        </table:table-row>
        <table:table-row>
          <table:table-cell office:value-type="string" office:value="DTRECEBIM">
            <text:p>DTRECEBIM</text:p>
          </table:table-cell>
          <table:table-cell office:value-type="string" office:value="Data do último recebimento do lote, dada pelo Sisnet.">
            <text:p>Data do último recebimento do lote, dada pelo Sis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6']">
            <text:p>['2020:2017', '2012:2006']</text:p>
          </table:table-cell>
        </table:table-row>
        <table:table-row>
          <table:table-cell office:value-type="string" office:value="STDNEPIDEM">
            <text:p>STDNEPIDEM</text:p>
          </table:table-cell>
          <table:table-cell office:value-type="string" office:value="Status de DO Epidemiológica. DN Epidemiologica">
            <text:p>Status de DO Epidemiológica. DN Epidemiologica</text:p>
          </table:table-cell>
          <table:table-cell office:value-type="string" office:value="0 – NÃO1 – SIM">
            <text:p>0 – NÃO1 – SIM</text:p>
          </table:table-cell>
          <table:table-cell office:value-type="string" office:value="0 - Nulo1 – SIM2 – NÃO99 – Inconsistência">
            <text:p>0 - Nulo1 – SIM2 – NÃO99 – Inconsistência</text:p>
          </table:table-cell>
          <table:table-cell office:value-type="string" office:value="Byte">
            <text:p>Byte</text:p>
          </table:table-cell>
          <table:table-cell office:value-type="string" office:value="{'0':'2','1':'1'}">
            <text:p>{'0':'2','1':'1'}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5 / 2017">
            <text:p>2013-2015 / 2017</text:p>
          </table:table-cell>
          <table:table-cell office:value-type="string" office:value="['2020:2017', '2012:2009']">
            <text:p>['2020:2017', '2012:2009']</text:p>
          </table:table-cell>
        </table:table-row>
        <table:table-row>
          <table:table-cell office:value-type="string" office:value="ID_CIDACS_SINASC_V3">
            <text:p>ID_CIDACS_SINASC_V3</text:p>
          </table:table-cell>
          <table:table-cell office:value-type="string" office:value="ID CIDACS ">
            <text:p>ID CIDACS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DESTOCOR">
            <text:p>CODESTOCOR</text:p>
          </table:table-cell>
          <table:table-cell office:value-type="string" office:value="Código da UF de ocorrência">
            <text:p>Código da UF de ocorrência</text:p>
          </table:table-cell>
          <table:table-cell office:value-type="string" office:value="11 – RO12 – AC13 – AM14 – RR15 – PA16 – AP17 – TO21 – MA22 – PI23 – CE24 – RN25 – PB26 – PE27 – AL28 – SE29 – BA31 – MG32 – ES33 – RJ35 – SP41 – PR42 – SC43 – RS50 – MS51 – MT52 – GO53 – DF">
            <text:p>11 – RO12 – AC13 – AM14 – RR15 – PA16 – AP17 – TO21 – MA22 – PI23 – CE24 – RN25 – PB26 – PE27 – AL28 – SE29 – BA31 – MG32 – ES33 – RJ35 – SP41 – PR42 – SC43 – RS50 – MS51 – MT52 – GO53 – DF</text:p>
          </table:table-cell>
          <table:table-cell office:value-type="string" office:value="0 – Nulo11 – RO12 – AC13 – AM14 – RR15 – PA16 – AP17 – TO21 – MA22 – PI23 – CE24 – RN25 – PB26 – PE27 – AL28 – SE29 – BA31 – MG32 – ES33 – RJ35 – SP41 – PR42 – SC43 – RS50 – MS51 – MT52 – GO53 – DF99 – Inconsistência">
            <text:p>0 – Nulo11 – RO12 – AC13 – AM14 – RR15 – PA16 – AP17 – TO21 – MA22 – PI23 – CE24 – RN25 – PB26 – PE27 – AL28 – SE29 – BA31 – MG32 – ES33 – RJ35 – SP41 – PR42 – SC43 – RS50 – MS51 – MT52 – GO53 – DF99 – Inconsistência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2">
            <text:p>2011-2012</text:p>
          </table:table-cell>
          <table:table-cell office:value-type="string" office:value="['2011:2010', '2008:2006']">
            <text:p>['2011:2010', '2008:2006']</text:p>
          </table:table-cell>
        </table:table-row>
        <table:table-row>
          <table:table-cell office:value-type="string" office:value="REGIAO">
            <text:p>REGIAO</text:p>
          </table:table-cell>
          <table:table-cell office:value-type="string" office:value="VARIAVEL CRIADA PELO CIDACS">
            <text:p>VARIAVEL CRIADA PELO CIDACS</text:p>
          </table:table-cell>
          <table:table-cell office:value-type="string" office:value="0 – Nulo1 – Norte 2 – Nordeste 3 – Sudeste 4 – Sul5 – Centro-Oeste99 – Inconsistência ">
            <text:p>0 – Nulo1 – Norte 2 – Nordeste 3 – Sudeste 4 – Sul5 – Centro-Oeste99 – Inconsistência </text:p>
          </table:table-cell>
          <table:table-cell office:value-type="string" office:value="0 – Nulo1 – Norte 2 – Nordeste 3 – Sudeste 4 – Sul5 – Centro-Oeste99 – Inconsistência ">
            <text:p>0 – Nulo1 – Norte 2 – Nordeste 3 – Sudeste 4 – Sul5 – Centro-Oeste99 – Inconsistência 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5">
            <text:p>2001-2015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OMERNASC_ORIGINAL">
            <text:p>NOMERNASC_ORIGIN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RECUPERADOS">
            <text:p>RECUPERAD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5">
            <text:p>2001-2015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UMSUSMAE">
            <text:p>NUMSUSMAE</text:p>
          </table:table-cell>
          <table:table-cell office:value-type="string" office:value="Número do cartão SUS da mãe">
            <text:p>Número do cartão SUS da mã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ong">
            <text:p>Lo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2">
            <text:p>2001-2012</text:p>
          </table:table-cell>
          <table:table-cell office:value-type="string" office:value="['2011:2001']">
            <text:p>['2011:2001']</text:p>
          </table:table-cell>
        </table:table-row>
        <table:table-row>
          <table:table-cell office:value-type="string" office:value="ESCMAEAGR2">
            <text:p>ESCMAEAGR2</text:p>
          </table:table-cell>
          <table:table-cell office:value-type="string" office:value="Não definido no dicionário">
            <text:p>Não definido no dicionár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1-2012">
            <text:p>2011-2012</text:p>
          </table:table-cell>
          <table:table-cell office:value-type="string" office:value="['2011:2009']">
            <text:p>['2011:2009']</text:p>
          </table:table-cell>
        </table:table-row>
        <table:table-row>
          <table:table-cell office:value-type="string" office:value="ANO_BASE">
            <text:p>ANO_BA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OMEMAE_ORIGINAL">
            <text:p>NOMEMAE_ORIGIN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1-2017">
            <text:p>2001-2017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RECORIGA">
            <text:p>DTRECORIGA</text:p>
          </table:table-cell>
          <table:table-cell office:value-type="string" office:value="Data do 1o recebimento do lote, dada pelo Sisnet.">
            <text:p>Data do 1o recebimento do lote, dada pelo Sis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3-2017">
            <text:p>2013-2017</text:p>
          </table:table-cell>
          <table:table-cell office:value-type="string" office:value="['2020:2017']">
            <text:p>['2020:2017'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